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dfcdc" officeooo:paragraph-rsid="000dfcdc"/>
    </style:style>
    <style:style style:name="P3" style:family="paragraph" style:parent-style-name="Text_20_body">
      <style:text-properties officeooo:paragraph-rsid="000f2281"/>
    </style:style>
    <style:style style:name="P4" style:family="paragraph" style:parent-style-name="Table_20_Contents">
      <style:text-properties officeooo:rsid="000ff1d4" officeooo:paragraph-rsid="000ff1d4"/>
    </style:style>
    <style:style style:name="P5" style:family="paragraph" style:parent-style-name="Standard">
      <style:text-properties officeooo:paragraph-rsid="000cc39b"/>
    </style:style>
    <style:style style:name="P6" style:family="paragraph" style:parent-style-name="Heading_20_2">
      <style:text-properties officeooo:paragraph-rsid="000cc39b"/>
    </style:style>
    <style:style style:name="P7" style:family="paragraph" style:parent-style-name="Heading_20_2">
      <style:text-properties officeooo:rsid="000cc39b" officeooo:paragraph-rsid="000cc39b"/>
    </style:style>
    <style:style style:name="T1" style:family="text">
      <style:text-properties officeooo:rsid="000cc39b"/>
    </style:style>
    <style:style style:name="T2" style:family="text">
      <style:text-properties officeooo:rsid="000f228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CAN2 User Manual</text:p>
      <text:h text:style-name="Heading_20_2" text:outline-level="2"><text:bookmark-start text:name="__RefHeading___Toc446_4002794407"/>Prelude<text:bookmark-end text:name="__RefHeading___Toc446_4002794407"/></text:h>
      <text:p text:style-name="P2">QCAN2 is a successor of the QCAN device. </text:p>
      <text:h text:style-name="Heading_20_2" text:outline-level="2"><text:bookmark-start text:name="__RefHeading___Toc448_4002794407"/>Scope<text:bookmark-end text:name="__RefHeading___Toc448_4002794407"/></text:h>
      <text:p text:style-name="P3"><text:s/>This document <text:span text:style-name="T2">is the user manual / Service manual for the QCAN2. It contains implementation details</text:span></text:p>
      <text:h text:style-name="Heading_20_2" text:outline-level="2">Version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Initial Version</text:p>
          </table:table-cell>
          <table:table-cell table:style-name="Table1.B1" office:value-type="string">
            <text:p text:style-name="P4">1.0</text:p>
          </table:table-cell>
        </table:table-row>
        <table:table-row>
          <table:table-cell table:style-name="Table1.A2" office:value-type="string">
            <text:p text:style-name="P4">Second Delivery</text:p>
          </table:table-cell>
          <table:table-cell table:style-name="Table1.B2" office:value-type="string">
            <text:p text:style-name="P4">1.02</text:p>
          </table:table-cell>
        </table:table-row>
        <table:table-row>
          <table:table-cell table:style-name="Table1.A2" office:value-type="string">
            <text:p text:style-name="P4">Third Update</text:p>
          </table:table-cell>
          <table:table-cell table:style-name="Table1.B2" office:value-type="string">
            <text:p text:style-name="P4">1.03</text:p>
          </table:table-cell>
        </table:table-row>
        <table:table-row>
          <table:table-cell table:style-name="Table1.A2" office:value-type="string">
            <text:p text:style-name="P4">Fourth Release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46_4002794407" text:style-name="Index_20_Link" text:visited-style-name="Index_20_Link">Prelude<text:tab/>1</text:a></text:p>
          <text:p text:style-name="P1"><text:a xlink:type="simple" xlink:href="#__RefHeading___Toc448_4002794407" text:style-name="Index_20_Link" text:visited-style-name="Index_20_Link">Scope<text:tab/>1</text:a></text:p>
          <text:p text:style-name="P1"><text:a xlink:type="simple" xlink:href="#__RefHeading___Toc444_4002794407" text:style-name="Index_20_Link" text:visited-style-name="Index_20_Link">Introduction<text:tab/>1</text:a></text:p>
          <text:p text:style-name="P1"><text:a xlink:type="simple" xlink:href="#__RefHeading___Toc436_4002794407" text:style-name="Index_20_Link" text:visited-style-name="Index_20_Link">General Description<text:tab/>1</text:a></text:p>
          <text:p text:style-name="P1"><text:a xlink:type="simple" xlink:href="#__RefHeading___Toc438_4002794407" text:style-name="Index_20_Link" text:visited-style-name="Index_20_Link">Intersection Controller<text:tab/>1</text:a></text:p>
          <text:p text:style-name="P1"><text:a xlink:type="simple" xlink:href="#__RefHeading___Toc440_4002794407" text:style-name="Index_20_Link" text:visited-style-name="Index_20_Link">Fixed Equipment (door) Controller<text:tab/>1</text:a></text:p>
          <text:p text:style-name="P1"><text:a xlink:type="simple" xlink:href="#__RefHeading___Toc442_4002794407" text:style-name="Index_20_Link" text:visited-style-name="Index_20_Link">Repeater<text:tab/>1</text:a></text:p>
        </text:index-body>
      </text:table-of-content>
      <text:p text:style-name="Standard"/>
      <text:h text:style-name="Heading_20_2" text:outline-level="2"><text:bookmark-start text:name="__RefHeading___Toc444_4002794407"/>Introduction<text:bookmark-end text:name="__RefHeading___Toc444_4002794407"/></text:h>
      <text:p text:style-name="Text_20_body"/>
      <text:h text:style-name="Heading_20_2" text:outline-level="2"><text:bookmark-start text:name="__RefHeading___Toc436_4002794407"/>General Description<text:bookmark-end text:name="__RefHeading___Toc436_4002794407"/></text:h>
      <text:h text:style-name="P6" text:outline-level="2"><text:bookmark-start text:name="__RefHeading___Toc438_4002794407"/><text:span text:style-name="T1">Intersection <text:s/>Controller</text:span><text:bookmark-end text:name="__RefHeading___Toc438_4002794407"/></text:h>
      <text:h text:style-name="P7" text:outline-level="2"><text:bookmark-start text:name="__RefHeading___Toc440_4002794407"/>Fixed Equipment (door) Controller<text:bookmark-end text:name="__RefHeading___Toc440_4002794407"/></text:h>
      <text:p text:style-name="P5"/>
      <text:p text:style-name="P5"/>
      <text:h text:style-name="Heading_20_2" text:outline-level="2"><text:bookmark-start text:name="__RefHeading___Toc442_4002794407"/><text:soft-page-break/>Repeater<text:bookmark-end text:name="__RefHeading___Toc442_4002794407"/></text:h>
      <text:p text:style-name="Standard"><text:s text:c="3"/>Repeaters are required to echo messages they receive. Eight DIP switches on the repeater</text:p>
      <text:p text:style-name="Standard">are used to configure the device for one of 99 possible zones. When the repeater receives</text:p>
      <text:p text:style-name="Standard">a message through its RF input, that message will be rebroadcast over the radio and (for a</text:p>
      <text:p text:style-name="Standard">wired repeater) transmitted out the serial port. When a wired repeater receives a message</text:p>
      <text:p text:style-name="Standard">through its serial port, that message will be broadcast over the radio. Identical messages</text:p>
      <text:p text:style-name="Standard">received within a TBD (~400 msec) window will only be transmitted once.</text:p>
      <text:p text:style-name="Standard">Since the repeater’s job is conceptually simple and controlled internally, commands are</text:p>
      <text:p text:style-name="Standard">not needed to tell the repeater how to carry out its tas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2:53.785316428</meta:creation-date>
    <dc:date>2020-03-10T15:00:05.026797166</dc:date>
    <meta:editing-duration>PT7M8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34" meta:word-count="184" meta:character-count="1144" meta:non-whitespace-character-count="988"/>
  </office:meta>
</office:document-meta>
</file>